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Clusters</text:p>
          </table:table-cell>
          <table:table-cell office:value-type="string" calcext:value-type="string">
            <text:p># Regions</text:p>
          </table:table-cell>
          <table:table-cell office:value-type="string" calcext:value-type="string">
            <text:p># Routers</text:p>
          </table:table-cell>
          <table:table-cell office:value-type="string" calcext:value-type="string">
            <text:p>Routing Table Siz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A2]-1)+([.B2]-1)+[.C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([.A3]-1)+([.B3]-1)+[.C3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A4]-1)+([.B4]-1)+[.C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A5]-1)+([.B5]-1)+[.C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([.A6]-1)+([.B6]-1)+[.C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.A7]-1)+([.B7]-1)+[.C7]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0:41:36.505069725</meta:creation-date>
    <dc:date>2022-11-28T21:17:08.000310850</dc:date>
    <meta:editing-duration>PT12M28S</meta:editing-duration>
    <meta:editing-cycles>4</meta:editing-cycles>
    <meta:generator>LibreOffice/7.3.6.2$Linux_X86_64 LibreOffice_project/30$Build-2</meta:generator>
    <meta:document-statistic meta:table-count="1" meta:cell-count="28" meta:object-count="0"/>
  </office:meta>
</office:document-meta>
</file>